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Black" svg:font-family="'Arial Black'"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0pt" fo:language="en" fo:country="ZA" style:font-size-asian="10pt" style:font-name-complex="Arial" style:font-size-complex="10pt"/>
    </style:style>
    <style:style style:name="P3" style:family="paragraph" style:parent-style-name="Standard">
      <style:text-properties fo:color="#000000" style:font-name="Arial" fo:font-size="10pt" fo:language="en" fo:country="ZA" style:font-size-asian="10pt" style:font-name-complex="Arial" style:font-size-complex="10pt"/>
    </style:style>
    <style:style style:name="P4" style:family="paragraph" style:parent-style-name="Standard">
      <style:paragraph-properties fo:text-align="center" style:justify-single-word="false"/>
      <style:text-properties fo:color="#000000" style:font-name="Arial" fo:font-size="10pt" fo:language="en" fo:country="ZA" style:font-size-asian="10pt" style:font-name-complex="Arial" style:font-size-complex="10pt"/>
    </style:style>
    <style:style style:name="P5" style:family="paragraph" style:parent-style-name="Standard">
      <style:text-properties fo:color="#000000" style:font-name="Arial" fo:font-size="10pt" fo:language="en" fo:country="ZA" fo:font-weight="bold" style:font-size-asian="10pt" style:font-weight-asian="bold" style:font-name-complex="Arial" style:font-size-complex="10pt"/>
    </style:style>
    <style:style style:name="P6" style:family="paragraph" style:parent-style-name="Standard">
      <style:paragraph-properties fo:text-align="end" style:justify-single-word="false"/>
    </style:style>
    <style:style style:name="P7" style:family="paragraph" style:parent-style-name="Standard">
      <style:paragraph-properties fo:margin-top="0.397cm" fo:margin-bottom="0.265cm" fo:text-align="center" style:justify-single-word="false"/>
    </style:style>
    <style:style style:name="P8" style:family="paragraph" style:parent-style-name="Standard">
      <style:paragraph-properties fo:margin-top="0.397cm" fo:margin-bottom="0.265cm" fo:text-align="center" style:justify-single-word="false"/>
      <style:text-properties fo:color="#000000" style:font-name="Arial" fo:font-size="10pt" fo:language="en" fo:country="ZA" style:font-size-asian="10pt" style:font-name-complex="Arial" style:font-size-complex="10pt"/>
    </style:style>
    <style:style style:name="P9" style:family="paragraph" style:parent-style-name="Standard">
      <style:paragraph-properties fo:margin-top="0cm" fo:margin-bottom="0.212cm"/>
    </style:style>
    <style:style style:name="P10" style:family="paragraph" style:parent-style-name="Standard">
      <style:paragraph-properties fo:margin-top="0cm" fo:margin-bottom="0.212cm"/>
      <style:text-properties fo:color="#000000" style:font-name="Arial" fo:font-size="10pt" fo:language="en" fo:country="ZA" style:font-size-asian="10pt" style:font-name-complex="Arial" style:font-size-complex="10pt"/>
    </style:style>
    <style:style style:name="P11" style:family="paragraph" style:parent-style-name="Standard" style:list-style-name="WW8Num4">
      <style:paragraph-properties fo:margin-left="0cm" fo:margin-right="0cm" fo:margin-top="0.494cm" fo:margin-bottom="0.265cm" fo:text-indent="-1.27cm" style:auto-text-indent="false"/>
      <style:text-properties fo:color="#000000" style:font-name="Arial" fo:font-size="10pt" fo:language="en" fo:country="ZA" style:font-size-asian="10pt" style:font-name-complex="Arial" style:font-size-complex="10pt"/>
    </style:style>
    <style:style style:name="P12" style:family="paragraph" style:parent-style-name="Standard" style:list-style-name="WW8Num4">
      <style:paragraph-properties fo:margin-left="0cm" fo:margin-right="0cm" fo:margin-top="0cm" fo:margin-bottom="0.494cm" fo:text-indent="-1.27cm" style:auto-text-indent="false"/>
      <style:text-properties fo:color="#000000" style:font-name="Arial" fo:font-size="10pt" fo:language="en" fo:country="ZA" style:font-size-asian="10pt" style:font-name-complex="Arial" style:font-size-complex="10pt"/>
    </style:style>
    <style:style style:name="P13" style:family="paragraph" style:parent-style-name="Standard">
      <style:paragraph-properties fo:margin-top="0.494cm" fo:margin-bottom="0cm"/>
    </style:style>
    <style:style style:name="P14" style:family="paragraph" style:parent-style-name="Standard">
      <style:paragraph-properties fo:margin-top="0.494cm" fo:margin-bottom="0.265cm"/>
      <style:text-properties fo:color="#000000" style:font-name="Arial" fo:font-size="10pt" fo:language="en" fo:country="ZA" style:font-size-asian="10pt" style:font-name-complex="Arial" style:font-size-complex="10pt"/>
    </style:style>
    <style:style style:name="P15" style:family="paragraph" style:parent-style-name="Heading_20_1">
      <style:paragraph-properties fo:margin-top="0.397cm" fo:margin-bottom="0.265cm" fo:text-align="center" style:justify-single-word="false"/>
      <style:text-properties fo:font-size="10pt" fo:language="en" fo:country="ZA" style:font-size-asian="10pt" style:font-size-complex="10pt"/>
    </style:style>
    <style:style style:name="P16" style:family="paragraph" style:parent-style-name="Heading_20_1">
      <style:paragraph-properties fo:margin-top="0.397cm" fo:margin-bottom="0.265cm" fo:text-align="center" style:justify-single-word="false"/>
      <style:text-properties fo:color="#000000" fo:font-size="10pt" fo:language="en" fo:country="ZA" fo:font-weight="normal" style:font-size-asian="10pt" style:font-weight-asian="normal" style:font-size-complex="10pt"/>
    </style:style>
    <style:style style:name="P17" style:family="paragraph" style:parent-style-name="Heading_20_1">
      <style:paragraph-properties fo:margin-top="0.397cm" fo:margin-bottom="0.265cm" fo:text-align="center" style:justify-single-word="false" fo:break-before="page"/>
      <style:text-properties fo:font-size="10pt" fo:language="en" fo:country="ZA" style:font-size-asian="10pt" style:font-size-complex="10pt"/>
    </style:style>
    <style:style style:name="P18" style:family="paragraph" style:parent-style-name="Heading_20_2">
      <style:paragraph-properties fo:text-align="center" style:justify-single-word="false"/>
    </style:style>
    <style:style style:name="P19" style:family="paragraph" style:parent-style-name="Heading_20_2">
      <style:paragraph-properties fo:text-align="center" style:justify-single-word="false"/>
      <style:text-properties fo:font-size="10pt" fo:language="en" fo:country="ZA" style:font-size-asian="10pt" style:font-size-complex="10pt"/>
    </style:style>
    <style:style style:name="P20" style:family="paragraph" style:parent-style-name="Heading_20_2">
      <style:paragraph-properties fo:text-align="center" style:justify-single-word="false"/>
      <style:text-properties fo:font-size="10pt" fo:language="en" fo:country="ZA" fo:background-color="#ffff00" style:font-size-asian="10pt" style:font-size-complex="10pt"/>
    </style:style>
    <style:style style:name="P21" style:family="paragraph" style:parent-style-name="Normal_20__28_Web_29_">
      <style:text-properties style:font-name="Arial" fo:font-size="10pt" fo:language="en" fo:country="ZA" style:font-size-asian="10pt" style:font-name-complex="Arial" style:font-size-complex="10pt"/>
    </style:style>
    <style:style style:name="P22" style:family="paragraph" style:parent-style-name="Normal_20__28_Web_29_">
      <style:text-properties fo:color="#000000" style:font-name="Arial" fo:font-size="10pt" fo:language="en" fo:country="ZA" style:font-size-asian="10pt" style:font-name-complex="Arial" style:font-size-complex="10pt"/>
    </style:style>
    <style:style style:name="P23" style:family="paragraph" style:parent-style-name="Normal_20__28_Web_29_" style:master-page-name="Standard">
      <style:paragraph-properties fo:margin-top="0cm" fo:margin-bottom="0.494cm" style:page-number="auto"/>
      <style:text-properties fo:color="#000000" style:font-name="Arial" fo:font-size="10pt" fo:language="en" fo:country="ZA" style:font-size-asian="10pt" style:language-asian="none" style:country-asian="none" style:font-name-complex="Arial" style:font-size-complex="10pt"/>
    </style:style>
    <style:style style:name="P24" style:family="paragraph" style:parent-style-name="Message_20_Header">
      <style:paragraph-properties fo:text-align="center" style:justify-single-word="false" fo:background-color="transparent" fo:padding="0cm" fo:border="none">
        <style:background-image/>
      </style:paragraph-properties>
      <style:text-properties fo:font-size="10pt" fo:language="en" fo:country="ZA" fo:font-weight="bold" style:font-size-asian="10pt" style:language-asian="none" style:country-asian="none" style:font-weight-asian="bold" style:font-size-complex="10pt"/>
    </style:style>
    <style:style style:name="P25" style:family="paragraph" style:parent-style-name="Message_20_Header">
      <style:paragraph-properties fo:text-align="center" style:justify-single-word="false" fo:background-color="transparent" fo:padding="0cm" fo:border="none">
        <style:background-image/>
      </style:paragraph-properties>
      <style:text-properties fo:font-size="10pt" fo:language="en" fo:country="ZA" fo:font-weight="bold" style:font-size-asian="10pt" style:font-weight-asian="bold" style:font-size-complex="10pt"/>
    </style:style>
    <style:style style:name="P26" style:family="paragraph" style:parent-style-name="Message_20_Header" style:list-style-name="">
      <style:paragraph-properties fo:text-align="center" style:justify-single-word="false" fo:background-color="transparent" fo:padding="0cm" fo:border="none">
        <style:background-image/>
      </style:paragraph-properties>
      <style:text-properties fo:font-size="10pt" fo:language="en" fo:country="ZA" fo:font-weight="bold" style:font-size-asian="10pt" style:font-weight-asian="bold" style:font-size-complex="10pt"/>
    </style:style>
    <style:style style:name="P27" style:family="paragraph" style:parent-style-name="Message_20_Header">
      <style:paragraph-properties fo:text-align="center" style:justify-single-word="false" fo:break-before="page" fo:background-color="transparent" fo:padding="0cm" fo:border="none">
        <style:background-image/>
      </style:paragraph-properties>
      <style:text-properties fo:font-size="10pt" fo:language="en" fo:country="ZA" fo:font-weight="bold" style:font-size-asian="10pt" style:font-weight-asian="bold" style:font-size-complex="10pt"/>
    </style:style>
    <style:style style:name="P28" style:family="paragraph">
      <style:paragraph-properties style:writing-mode="lr-tb"/>
    </style:style>
    <style:style style:name="P29" style:family="paragraph">
      <style:paragraph-properties style:writing-mode="lr-tb"/>
      <style:text-properties style:font-name="Arial Black" fo:letter-spacing="0.001cm" fo:font-style="normal" fo:font-weight="normal" style:font-name-asian="Arial Black" style:font-name-complex="Arial Black" style:text-scale="120%"/>
    </style:style>
    <style:style style:name="T1" style:family="text">
      <style:text-properties fo:language="en" fo:country="ZA"/>
    </style:style>
    <style:style style:name="T2" style:family="text">
      <style:text-properties fo:font-size="10pt" fo:language="en" fo:country="ZA" fo:font-weight="normal" style:font-size-asian="10pt" style:font-weight-asian="normal" style:font-size-complex="10pt" style:font-weight-complex="normal"/>
    </style:style>
    <style:style style:name="T3" style:family="text">
      <style:text-properties style:font-name="Arial" fo:font-size="10pt" fo:language="en" fo:country="ZA" style:font-size-asian="10pt" style:font-name-complex="Arial" style:font-size-complex="10pt"/>
    </style:style>
    <style:style style:name="T4" style:family="text">
      <style:text-properties fo:color="#000000" style:font-name="Arial" fo:font-size="10pt" fo:language="en" fo:country="ZA" style:font-size-asian="10pt" style:font-name-complex="Arial" style:font-size-complex="10pt"/>
    </style:style>
    <style:style style:name="T5" style:family="text">
      <style:text-properties fo:color="#000000" style:font-name="Arial" fo:font-size="10pt" fo:language="en" fo:country="ZA" fo:background-color="#ffff00" style:font-size-asian="10pt" style:font-name-complex="Arial" style:font-size-complex="10pt"/>
    </style:style>
    <style:style style:name="T6" style:family="text">
      <style:text-properties fo:color="#000000" style:font-name="Arial" fo:font-size="10pt" fo:language="en" fo:country="ZA" fo:font-style="italic" style:font-size-asian="10pt" style:font-style-asian="italic" style:font-name-complex="Arial" style:font-size-complex="10pt" style:font-style-complex="italic"/>
    </style:style>
    <style:style style:name="T7" style:family="text">
      <style:text-properties fo:color="#000000" style:font-name="Arial" fo:font-size="10pt" fo:language="en" fo:country="ZA" fo:font-weight="bold" style:font-size-asian="10pt" style:font-weight-asian="bold" style:font-name-complex="Arial" style:font-size-complex="10pt"/>
    </style:style>
    <style:style style:name="T8" style:family="text">
      <style:text-properties fo:color="#000000" style:font-name="Arial" fo:font-size="10pt" fo:language="en" fo:country="ZA" fo:font-weight="bold" style:font-size-asian="10pt" style:font-weight-asian="bold" style:font-name-complex="Arial" style:font-size-complex="10pt" style:font-weight-complex="bold"/>
    </style:style>
    <style:style style:name="T9" style:family="text">
      <style:text-properties fo:color="#000000" fo:font-size="10pt" fo:language="en" fo:country="ZA" style:font-size-asian="10pt" style:font-size-complex="10pt"/>
    </style:style>
    <style:style style:name="gr1" style:family="graphic">
      <style:graphic-properties draw:stroke="none" draw:fill="solid" draw:fill-color="#aca899"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style>
    <style:style style:name="gr2" style:family="graphic">
      <style:graphic-properties draw:stroke="solid" svg:stroke-width="0.035cm" svg:stroke-color="#000000" draw:stroke-linejoin="miter" draw:fill="gradient" draw:fill-color="#99cc00" draw:fill-gradient-name="Gradient_20_7" draw:textarea-horizontal-align="center" draw:textarea-vertical-align="top" draw:auto-grow-height="false" draw:fit-to-size="false" fo:padding-top="0.229cm" fo:padding-bottom="0.229cm" fo:padding-left="0.441cm" fo:padding-right="0.441cm" fo:wrap-option="wrap" draw:shadow="visible" draw:shadow-offset-x="0.062cm" draw:shadow-offset-y="0.062cm" draw:shadow-color="#4d4d4d" draw:shadow-opacity="80%" fo:margin-left="0.319cm" fo:margin-right="0.319cm" style:run-through="background" style:wrap="parallel" style:number-wrapped-paragraphs="no-limit" style:wrap-contour="true" style:wrap-contour-mode="outside" style:vertical-pos="from-top" style:vertical-rel="paragraph" style:horizontal-pos="from-left" style:horizontal-rel="paragraph"/>
    </style:style>
    <style:style style:name="gr3" style:family="graphic">
      <style:graphic-properties draw:stroke="solid" svg:stroke-width="0.035cm" svg:stroke-color="#000000" draw:stroke-linejoin="miter" draw:fill="gradient" draw:fill-color="#99cc00" draw:fill-gradient-name="Gradient_20_7" draw:textarea-horizontal-align="center" draw:textarea-vertical-align="top" draw:auto-grow-height="false" draw:fit-to-size="false" fo:padding-top="0.229cm" fo:padding-bottom="0.229cm" fo:padding-left="0.441cm" fo:padding-right="0.441cm" fo:wrap-option="wrap" draw:shadow="visible" draw:shadow-offset-x="0.062cm" draw:shadow-offset-y="0.062cm" draw:shadow-color="#4d4d4d" draw:shadow-opacity="80%" fo:margin-left="0.319cm" fo:margin-right="0.319cm" style:run-through="foreground" style:wrap="parallel" style:number-wrapped-paragraphs="no-limit" style:wrap-contour="true" style:wrap-contour-mode="outside" style:vertical-pos="from-top" style:vertical-rel="paragraph" style:horizontal-pos="from-left" style:horizontal-rel="paragraph"/>
    </style:style>
    <style:style style:name="gr4"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79cm" svg:stroke-color="#000000" draw:stroke-linejoin="miter" draw:fill="solid" draw:fill-color="#ffbe7d"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079cm" svg:stroke-color="#000000" draw:stroke-linejoin="miter" draw:fill="solid" draw:fill-color="#ffffcc"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079cm" svg:stroke-color="#000000" draw:stroke-linejoin="miter" draw:fill="solid" draw:fill-color="#d8ebb3"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79cm" svg:stroke-color="#000000" draw:stroke-linejoin="miter" draw:fill="solid" draw:fill-color="#cccc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custom-shape text:anchor-type="char" draw:z-index="11" draw:style-name="gr2" draw:text-style-name="P29" svg:width="6.889cm" svg:height="2.423cm" svg:x="4.888cm" svg:y="-1.004cm"><text:p text:style-name="P29">Career</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1"/>
      <text:p text:style-name="P24"><draw:custom-shape text:anchor-type="char" draw:z-index="9" draw:style-name="gr2" draw:text-style-name="P29" svg:width="7.303cm" svg:height="3.811cm" svg:x="9.458cm" svg:y="0.3cm"><text:p text:style-name="P29">GUIDE</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4"><draw:custom-shape text:anchor-type="char" draw:z-index="10" draw:style-name="gr3" draw:text-style-name="P29" svg:width="8.213cm" svg:height="1.802cm" svg:x="-0.076cm" svg:y="0.263cm"><text:p text:style-name="P29">choice</text:p><draw:enhanced-geometry draw:text-path-allowed="false" draw:text-areas="0 0 21600 21600" draw:text-path="true" draw:text-path-mode="shape" draw:text-path-scale="path" draw:text-path-same-letter-heights="false" svg:viewBox="0 0 21600 21600" draw:type="fontwork-plain-text" draw:modifiers="10884"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5"/>
      <text:p text:style-name="P25"/>
      <text:p text:style-name="P25"/>
      <text:p text:style-name="P25"/>
      <text:p text:style-name="P25"/>
      <text:p text:style-name="P26"><draw:g text:anchor-type="char" draw:z-index="12" draw:style-name="gr4"><draw:custom-shape draw:name="Puzzle3" draw:style-name="gr5" draw:text-style-name="P28" svg:width="3.37cm" svg:height="4cm" svg:x="7.666cm" svg:y="2.157cm"><text:p/><draw:enhanced-geometry draw:text-areas="2273 7719 19149 20237" draw:glue-points="10391 15806 20551 21088 13180 13801 20551 7025 10500 52 692 6802 8064 13526 692 21088" draw:type="mso-spt100" draw:enhanced-path="M 6625 20892 L 7105 21023 7513 21088 7922 21115 8242 21115 8544 21062 8810 20997 9023 20892 9148 20761 9290 20616 9361 20459 9396 20289 9396 20092 9325 19909 9219 19738 9094 19555 8917 19384 8650 19162 8437 18900 8277 18624 8135 18349 8028 18048 7993 17746 7993 17471 8028 17169 8135 16920 8277 16671 8366 16540 8473 16409 8615 16317 8739 16213 8881 16134 9059 16055 9254 15990 9432 15911 9663 15885 9876 15833 10142 15806 10391 15806 10728 15806 10995 15806 11279 15833 11546 15885 11776 15937 12025 15990 12221 16055 12434 16134 12611 16213 12771 16317 12913 16409 13038 16514 13251 16737 13428 16986 13517 17248 13588 17523 13588 17799 13517 18074 13428 18323 13286 18572 13109 18808 12878 19031 12434 19411 12132 19738 12025 19856 11919 20014 11883 20132 11883 20263 11883 20394 11954 20485 12061 20590 12185 20695 12327 20787 12540 20892 12771 20997 13073 21088 13428 21193 13873 21298 14317 21390 14778 21468 15294 21547 15809 21600 16359 21652 16875 21678 17407 21678 17958 21678 18473 21652 18953 21573 19397 21495 19841 21390 20214 21272 20551 21088 20480 20787 20409 20485 20356 20158 20356 19804 20321 19083 20356 18349 20409 17641 20480 17012 20551 16488 20551 16055 20551 15911 20445 15754 20356 15610 20178 15452 20001 15334 19770 15230 19521 15125 19290 15059 19024 15007 18740 14954 18509 14954 18225 14954 17994 15007 17763 15085 17550 15177 17372 15308 17176 15426 16928 15557 16661 15636 16359 15688 16022 15715 15667 15688 15294 15662 14956 15583 14619 15479 14281 15334 13961 15177 13695 14981 13588 14850 13482 14732 13393 14600 13322 14456 13251 14299 13215 14155 13180 13971 13180 13801 13180 13591 13215 13395 13251 13198 13322 13015 13393 12870 13482 12713 13588 12569 13730 12438 13997 12215 14334 12005 14690 11861 15063 11756 15436 11678 15809 11638 16182 11638 16555 11678 16910 11730 17248 11835 17514 11966 17763 12110 17887 12215 18065 12307 18260 12412 18438 12464 18669 12543 18882 12569 19113 12595 19361 12608 19592 12608 19841 12595 20072 12543 20321 12490 20551 12438 20800 12333 20996 12241 21244 12110 21298 12032 21404 11966 21475 11861 21511 11730 21617 11481 21653 11180 21653 10826 21653 10472 21582 10092 21511 9725 21298 8912 21067 8191 20800 7536 20551 7025 20001 7103 19432 7156 18846 7208 18225 7208 17656 7208 17070 7182 16484 7156 15986 7103 14992 6999 14210 6907 13695 6828 13517 6802 13073 6645 12700 6474 12363 6304 12132 6094 11919 5871 11776 5649 11688 5413 11617 5190 11617 4941 11652 4718 11723 4482 11812 4285 11919 4089 12096 3905 12292 3735 12505 3604 12700 3460 12878 3250 13038 3027 13180 2752 13286 2477 13322 2175 13357 1874 13286 1572 13180 1271 13038 983 12949 865 12807 733 12665 616 12505 511 12327 406 12132 314 11883 235 11652 183 11368 104 11101 78 10800 52 10444 52 10142 52 9840 78 9574 104 9325 157 9094 209 8846 262 8650 340 8437 432 8277 511 8100 616 7957 707 7833 838 7620 1061 7442 1336 7353 1599 7318 1900 7318 2175 7353 2450 7442 2726 7620 2975 7833 3198 8064 3433 8295 3630 8508 3853 8686 4089 8775 4312 8846 4561 8846 4810 8810 5059 8721 5295 8579 5544 8366 5766 8135 5976 7833 6199 7478 6369 7069 6527 6590 6671 6092 6802 5684 6802 5133 6802 4547 6802 3872 6802 3144 6802 2362 6802 1545 6802 692 6802 586 7234 461 7837 355 8493 248 9187 142 9869 106 10498 106 10983 106 11311 213 11481 319 11651 497 11783 692 11914 941 12032 1207 12110 1509 12189 1794 12241 2131 12267 2433 12281 2735 12267 3055 12241 3357 12189 3623 12084 3872 11979 4103 11861 4316 11704 4582 11612 4849 11533 5169 11507 5506 11481 5808 11507 6146 11560 6501 11651 6803 11783 7105 11940 7353 12110 7584 12333 7798 12595 7922 12870 8028 13198 8064 13526 8028 13775 7922 13998 7798 14220 7584 14404 7353 14574 7105 14732 6803 14850 6501 14954 6146 15033 5808 15085 5506 15085 5169 15059 4849 15007 4582 14902 4316 14784 4103 14600 3907 14430 3659 14299 3428 14194 3179 14129 2913 14102 2646 14102 2362 14129 2096 14168 1811 14273 1545 14378 1314 14496 1065 14653 870 14797 657 14981 497 15177 390 15413 284 15636 248 15911 284 16239 319 16566 497 17340 692 18152 799 18559 905 18978 959 19384 994 19791 994 20132 959 20485 941 20669 870 20813 799 20970 692 21088 1474 20997 2291 20866 3108 20787 3907 20721 4653 20695 5364 20695 5701 20721 6057 20761 6323 20813 6625 20892 Z N"/></draw:custom-shape><draw:custom-shape draw:name="Puzzle2" draw:style-name="gr6" draw:text-style-name="P28" svg:width="5.377cm" svg:height="3.643cm" svg:x="6.686cm" svg:y="5.071cm"><text:p/><draw:enhanced-geometry draw:text-areas="5388 6742 16177 20441" draw:glue-points="11 13386 4202 21161 10400 13909 16821 21190 21600 15083 16889 5739 10800 28 4202 5894" draw:type="mso-spt100" draw:enhanced-path="M 4247 12354 L 4134 12468 4010 12581 3897 12637 3773 12694 3637 12694 3524 12694 3400 12665 3287 12609 3027 12496 2790 12340 2530 12142 2293 11987 2033 11817 1773 11676 1638 11662 1513 11634 1378 11634 1253 11634 1118 11662 971 11732 835 11817 711 11959 553 12086 429 12284 271 12524 146 12793 79 12962 33 13146 11 13386 11 13641 33 13881 101 14150 192 14404 293 14645 451 14857 621 15054 734 15125 835 15210 948 15267 1084 15323 1208 15351 1355 15380 1513 15380 1683 15380 1864 15351 2033 15323 2225 15238 2428 15153 2745 15026 3005 14913 3264 14828 3513 14800 3615 14828 3728 14857 3807 14913 3920 14998 4010 15097 4089 15238 4179 15408 4247 15620 4326 15860 4394 16129 4439 16440 4507 16737 4552 17090 4575 17443 4586 17825 4586 18193 4586 18574 4586 18984 4552 19366 4507 19748 4462 20129 4371 20483 4292 20836 4202 21161 4744 21161 5264 21161 5784 21161 6235 21161 6676 21161 7060 21161 7410 21161 7670 21161 8020 21020 8303 20893 8563 20695 8800 20511 8969 20285 9150 20045 9252 19804 9342 19550 9410 19281 9433 19013 9433 18744 9387 18504 9320 18221 9207 17981 9105 17740 8924 17514 8777 17274 8642 17034 8563 16765 8472 16468 8450 16157 8450 15860 8472 15563 8540 15267 8642 14998 8777 14729 8868 14616 8969 14475 9060 14376 9184 14291 9297 14206 9433 14121 9579 14051 9726 13994 9884 13938 10054 13909 10257 13881 10449 13881 10664 13881 10856 13909 11037 13966 11206 14023 11353 14093 11511 14178 11635 14263 11748 14376 11861 14475 11941 14616 12031 14758 12099 14885 12200 15210 12268 15507 12291 15832 12291 16157 12246 16482 12178 16807 12099 17090 12008 17330 11884 17542 11748 17712 11613 17839 11489 18037 11398 18221 11319 18447 11251 18659 11206 18900 11184 19154 11184 19423 11229 19663 11297 19903 11376 20158 11511 20398 11681 20610 11884 20808 12121 20992 12404 21161 12528 21190 12856 21274 13330 21373 13963 21486 14313 21543 14652 21571 15025 21600 15409 21600 15782 21600 16177 21571 16516 21486 16889 21402 16821 21190 16776 20935 16742 20667 16719 20370 16697 19719 16697 19013 16719 18306 16753 17599 16821 16949 16889 16383 16934 16129 17002 15945 17081 15790 17194 15648 17318 15563 17453 15507 17600 15450 17758 15450 17905 15479 18064 15535 18233 15620 18380 15733 18561 15832 18707 15973 18866 16129 18990 16327 19125 16482 19295 16624 19464 16737 19668 16807 19860 16836 20052 16864 20266 16836 20470 16793 20662 16708 20854 16567 21035 16412 21182 16214 21340 16002 21441 15733 21532 15436 21600 15083 21600 14885 21600 14729 21600 14531 21577 14376 21532 14206 21487 14051 21419 13909 21351 13768 21204 13500 21035 13287 20809 13090 20594 12962 20357 12821 20120 12764 19882 12708 19645 12736 19430 12793 19227 12906 19148 12962 19058 13047 18990 13146 18911 13259 18775 13471 18628 13641 18470 13740 18301 13825 18143 13853 17973 13881 17804 13853 17646 13796 17499 13726 17341 13641 17216 13528 17103 13386 17024 13259 16934 13118 16889 12991 16889 12849 16889 12383 16889 11662 16889 10701 16889 9640 16889 8566 16889 7478 16889 6502 16889 5739 16674 5894 16414 6036 16154 6177 15849 6248 15544 6304 15217 6332 14866 6361 14550 6361 14200 6332 13850 6276 13522 6219 13206 6149 12901 6064 12618 5951 12358 5838 12121 5739 11941 5626 11794 5513 11658 5414 11556 5301 11466 5187 11398 5089 11376 4947 11353 4834 11353 4707 11376 4565 11443 4410 11511 4240 11703 3887 11986 3505 12144 3265 12246 3025 12336 2756 12404 2445 12438 2176 12438 1880 12404 1583 12336 1314 12246 1046 12099 791 12008 692 11918 579 11816 466 11703 381 11579 310 11443 226 11297 169 11138 113 10969 56 10800 28 10619 28 10404 28 10257 28 10076 56 9952 84 9794 141 9692 226 9557 282 9455 381 9365 466 9274 579 9184 692 9128 791 9060 932 8969 1201 8913 1498 8890 1795 8890 2120 8913 2445 8969 2756 9060 3081 9173 3378 9297 3647 9466 3887 9579 4085 9670 4269 9726 4467 9771 4650 9771 4834 9749 5032 9715 5216 9625 5385 9534 5513 9410 5626 9229 5710 9060 5767 8845 5767 8585 5739 8325 5654 8020 5513 7840 5442 7648 5385 7433 5329 7241 5301 6755 5301 6281 5329 5784 5385 5264 5498 4744 5597 4247 5739 4202 5894 4202 6191 4202 6545 4225 6954 4315 7930 4394 9018 4439 9570 4462 10107 4484 10630 4507 11082 4484 11520 4439 11874 4394 12029 4349 12171 4315 12284 4247 12354 Z N"/></draw:custom-shape><draw:custom-shape draw:name="Puzzle4" draw:style-name="gr7" draw:text-style-name="P28" svg:width="3.243cm" svg:height="4.657cm" svg:x="4.604cm" svg:y="5.025cm"><text:p/><draw:enhanced-geometry draw:text-areas="2076 5664 20203 15980" draw:glue-points="8307 11593 453 16938 11500 21600 20920 16751 13972 10888 21033 4716 11102 11 453 4716" draw:type="mso-spt100" draw:enhanced-path="M 3813 10590 L 3927 10513 4078 10425 4210 10359 4361 10315 4682 10237 5041 10193 5456 10171 5853 10193 6249 10260 6646 10337 7004 10469 7363 10612 7665 10788 7911 10998 8024 11097 8137 11207 8194 11340 8269 11461 8307 11593 8307 11714 8307 11868 8307 12012 8194 12265 8062 12519 7873 12706 7627 12904 7363 13048 7080 13180 6759 13257 6419 13345 6098 13389 5739 13389 5418 13389 5079 13345 4758 13301 4474 13213 4172 13114 3965 12982 3738 12838 3493 12706 3228 12607 2945 12519 2700 12431 2397 12375 2152 12331 1888 12309 1642 12309 1397 12331 1170 12397 962 12453 774 12563 623 12684 528 12838 453 13026 339 13477 226 13984 151 14535 113 15075 113 15626 151 16133 188 16376 264 16585 339 16773 453 16938 1095 16883 1963 16795 2945 16751 3965 16706 5022 16684 5947 16684 6759 16706 7363 16751 7948 16839 8458 16916 8893 17026 9289 17158 9572 17280 9799 17412 9969 17555 10120 17687 10158 17831 10195 17974 10158 18128 10082 18271 9969 18426 9837 18569 9648 18701 9440 18822 9213 18999 9044 19186 8893 19395 8817 19627 8779 19858 8779 20112 8855 20354 8968 20586 9138 20817 9365 21026 9610 21192 9950 21368 10120 21445 10346 21511 10516 21555 10743 21600 10988 21644 11215 21666 11498 21666 11762 21666 12253 21644 12763 21577 13197 21467 13556 21346 13896 21192 14179 21026 14444 20839 14576 20641 14727 20431 14765 20200 14802 19991 14727 19759 14613 19550 14444 19307 14217 19098 13934 18911 13669 18745 13462 18547 13311 18337 13197 18150 13122 17941 13122 17720 13122 17533 13197 17346 13273 17158 13386 16982 13537 16839 13707 16706 13896 16607 14104 16519 14330 16453 14538 16431 14897 16453 15406 16497 16105 16541 16898 16607 17804 16651 18786 16684 19844 16728 20920 16751 21109 16497 21241 16222 21392 15946 21467 15648 21543 15351 21618 15042 21618 14745 21618 14447 21618 14150 21581 13852 21505 13577 21430 13301 21354 13048 21241 12816 21146 12607 21033 12431 20920 12265 20769 12144 20637 12034 20486 11946 20297 11891 20165 11846 19976 11824 19806 11802 19390 11824 18956 11891 18503 11968 17993 12078 17653 12144 17332 12199 17049 12221 16747 12243 16464 12243 16218 12243 15992 12221 15746 12199 15520 12155 15350 12122 15161 12056 14972 11990 14689 11846 14444 11670 14255 11483 14104 11295 14028 11086 13972 10888 13972 10700 14009 10513 14066 10359 14179 10215 14406 10006 14651 9830 14878 9686 15123 9554 15350 9477 15558 9411 15803 9345 16030 9323 16256 9301 16464 9323 16690 9345 16898 9367 17332 9477 17767 9598 18163 9731 18597 9874 18994 10006 19428 10083 19617 10127 19844 10149 20013 10149 20240 10127 20410 10105 20637 10061 20844 9984 21033 9896 21146 9830 21203 9753 21279 9642 21354 9521 21430 9246 21430 8904 21430 8540 21392 8144 21354 7714 21279 7295 21146 6446 20995 5686 20958 5366 20958 5091 20958 4860 21033 4716 20637 4860 20127 4992 19617 5069 19032 5157 18465 5201 17842 5245 17219 5267 16615 5267 15992 5245 15369 5201 14840 5157 14293 5091 13783 5014 13386 4926 13027 4815 12725 4716 12480 4606 12291 4496 12197 4397 12083 4286 12046 4187 12008 4077 12046 3967 12121 3868 12197 3735 12291 3614 12442 3482 12631 3361 13065 3085 13537 2766 13783 2578 13934 2380 14028 2171 14104 1961 14104 1730 14066 1498 13972 1267 13820 1057 13594 837 13386 628 13103 462 12763 308 12404 187 12008 77 11574 33 11102 11 10667 11 10233 77 9837 187 9440 286 9062 462 8741 628 8458 815 8232 1035 8062 1245 7911 1476 7835 1708 7797 1961 7835 2193 7948 2402 8062 2534 8175 2644 8269 2744 8420 2832 8704 3019 8968 3206 9138 3405 9327 3570 9440 3735 9516 3890 9534 4033 9534 4165 9516 4286 9440 4397 9327 4496 9176 4562 9006 4628 8779 4694 8534 4716 8232 4716 7118 4738 5947 4771 4795 4815 3681 4860 2662 4882 1755 4882 1359 4860 981 4837 698 4771 453 4716 453 5322 453 6083 453 6909 453 7780 453 8606 453 9345 453 9918 453 10282 490 10381 547 10491 660 10590 811 10700 981 10811 1208 10888 1453 10954 1718 11020 1963 11064 2265 11086 2548 11064 2794 11042 3096 10976 3341 10888 3606 10766 3813 10590 Z N"/></draw:custom-shape><draw:custom-shape draw:name="Puzzle1" draw:style-name="gr8" draw:text-style-name="P28" svg:width="5.444cm" svg:height="2.777cm" svg:x="3.493cm" svg:y="3.367cm"><text:p/><draw:enhanced-geometry draw:text-areas="6086 2569 16132 19552" draw:glue-points="16740 21078 16976 521 4725 856 5040 21004 10811 12885 10845 8714 21600 10000 56 10000" draw:type="mso-spt100" draw:enhanced-path="M 9360 20836 L 9528 20836 9686 20762 9810 20687 9922 20575 10012 20426 10068 20296 10113 20110 10136 19905 10136 19682 10113 19440 10068 19142 10012 18900 9900 18620 9787 18285 9641 17968 9472 17652 9382 17466 9315 17298 9258 17112 9191 16926 9123 16535 9101 16144 9101 15753 9168 15362 9236 14971 9360 14580 9495 14244 9663 13891 9855 13611 10068 13351 10293 13146 10552 12997 10811 12885 11069 12866 11351 12885 11610 12997 11846 13183 12060 13388 12251 13648 12419 13928 12555 14244 12690 14617 12768 15008 12836 15399 12858 15753 12858 16144 12813 16535 12746 16888 12667 17224 12510 17503 12228 18043 11970 18546 11868 18751 11778 18974 11711 19179 11666 19365 11632 19570 11632 19756 11632 19942 11643 20110 11711 20296 11801 20464 11891 20650 12037 20836 12206 21004 12419 21190 12667 21320 12960 21432 13286 21544 13612 21655 13983 21693 14343 21730 14715 21730 15075 21730 15446 21655 15794 21581 16132 21432 16458 21302 16740 21078 16976 20836 17043 20650 17088 20426 17133 20222 17156 19980 17167 19477 17167 18974 17156 18397 17111 17820 17066 17261 16998 16646 16852 15511 16740 14393 16717 13928 16695 13462 16717 13071 16785 12755 16852 12419 16953 12140 17088 11898 17212 11675 17370 11470 17516 11284 17696 11135 17865 11042 18033 10930 18213 10893 18382 10893 18551 10967 18708 11042 18855 11172 19012 11358 19136 11600 19271 11861 19440 12028 19608 12177 19822 12289 20025 12289 20238 12289 20452 12215 20643 12103 20846 11973 21037 11786 21206 11563 21363 11321 21465 11079 21577 10744 21622 10427 21645 10111 21622 9608 21577 9142 21465 8751 21363 8397 21206 8062 21037 7820 20846 7597 20643 7429 20452 7317 20238 7206 20025 7168 19822 7206 19608 7243 19440 7355 19271 7504 19136 7708 19012 7895 18832 8025 18663 8174 18472 8248 18270 8286 18078 8323 17887 8323 17696 8248 17493 8174 17302 8062 17133 7969 16976 7783 16852 7597 16740 7429 16672 7168 16638 6926 16616 6498 16616 5772 16650 4915 16695 3928 16762 2960 16830 1992 16908 1173 16976 521 16953 521 16931 521 16267 484 15637 428 15063 353 14523 279 14040 167 13635 93 13331 18 13117 18 12982 18 12858 130 12723 279 12622 446 12510 670 12419 912 12363 1210 12318 1526 12273 1843 12251 2215 12273 2532 12318 2886 12386 3240 12464 3556 12577 3891 12746 4171 12926 4487 13050 4860 13162 5251 13218 5604 13263 5995 13241 6386 13218 6740 13139 7094 13050 7429 12903 7746 12723 8025 12532 8286 12318 8491 12060 8677 11756 8788 11452 8826 11283 8826 11126 8826 11002 8788 10845 8714 10721 8640 10608 8565 10485 8453 10372 8323 10181 8062 10035 7746 9900 7392 9787 7001 9731 6610 9686 6219 9663 5772 9686 5381 9753 4990 9832 4636 9945 4320 10068 4022 10203 3817 10316 3593 10395 3351 10462 3109 10507 2848 10530 2606 10507 2346 10462 2141 10395 1880 10293 1638 10158 1415 9967 1210 9753 986 9495 819 9191 670 8842 521 8471 446 7998 428 7413 428 6817 446 6187 521 5602 633 5107 744 4725 856 4848 1564 5028 2495 5175 3556 5298 4673 5343 5213 5388 5753 5411 6275 5411 6740 5366 7168 5321 7541 5287 7708 5242 7857 5197 7969 5130 8062 5006 8248 4848 8397 4725 8528 4567 8640 4421 8714 4263 8751 4095 8788 3948 8788 3791 8751 3667 8714 3510 8677 3386 8602 3251 8491 3127 8360 3015 8248 2925 8062 2778 7857 2610 7671 2407 7541 2171 7466 1957 7429 1698 7429 1462 7466 1226 7559 989 7708 776 7932 551 8211 382 8528 315 8714 236 8919 191 9142 123 9347 78 9608 56 9887 33 10185 33 10464 33 10706 56 10967 78 11172 123 11395 168 11600 236 11786 292 11973 382 12140 540 12419 731 12680 944 12866 1158 12997 1395 13108 1608 13183 1856 13183 2070 13146 2261 13071 2430 12960 2587 12792 2688 12606 2801 12419 2925 12289 3082 12177 3228 12103 3408 12103 3577 12103 3723 12177 3903 12252 4072 12364 4230 12494 4353 12643 4488 12829 4567 13034 4657 13257 4702 13462 4725 13686 4702 14282 4657 15045 4612 15976 4590 16926 4567 17968 4567 19011 4590 19514 4612 19980 4657 20426 4725 20836 4848 20929 5040 21004 5265 21078 5478 21115 6041 21115 6637 21078 7312 21004 7998 20929 8696 20855 9360 20836 Z N N"/></draw:custom-shape></draw:g></text:p>
      <text:p text:style-name="P27"/>
      <text:p text:style-name="P25">TABLE OF CONTENTS</text:p>
      <text:h text:style-name="P16" text:outline-level="1"/>
      <text:h text:style-name="P17" text:outline-level="1">Career Choices</text:h>
      <text:p text:style-name="P8"><draw:custom-shape text:anchor-type="as-char" draw:z-index="8" draw:style-name="gr1" draw:text-style-name="P28" svg:width="15.241cm" svg:height="0.054cm"><text:p/><draw:enhanced-geometry svg:viewBox="0 0 21600 21600" draw:type="rectangle" draw:enhanced-path="M 0 0 L 21600 0 21600 21600 0 21600 0 0 Z N"/></draw:custom-shape></text:p>
      <text:p text:style-name="P8"/>
      <text:p text:style-name="P7"><text:span text:style-name="T5">‘</text:span><text:span text:style-name="T5">You are your choices.’ Seneca </text:span></text:p>
      <text:p text:style-name="P8"/>
      <text:p text:style-name="P6"><text:span text:style-name="T5">Understanding the process</text:span><text:span text:style-name="T4"> of making career choices and managing your career is a basic life skill that everyone should understand. Your career decisions have such a profound effect on all aspects of your life, it's important to have the knowledge and resources needed to make smart, informed decisions.</text:span></text:p>
      <text:p text:style-name="P22">Many people mistakenly believe that choosing a career is a one time event that happens some time in early adulthood. However, career management is actually a life-long process, and we continue to make consequential career choices over the years. </text:p>
      <text:p text:style-name="Normal_20__28_Web_29_"><text:span text:style-name="T4">Whether you are looking for a new job, aiming to take the next step at your current job, completely changing your career or planning your retirement options, you are making career decisions. Using good resources and the guidance of a career counsellor can help you to make those decisions well. </text:span></text:p>
      <text:p text:style-name="P22">So many people jump right to creating a new resume when they want to take action in their career. However, career management and job search is about so much more than writing a good resume. If you take the time to learn about, think through and act on the four main areas of career management, you'll be rewarded throughout your career. </text:p>
      <text:h text:style-name="P18" text:outline-level="2"><text:span text:style-name="Strong_20_Emphasis"><text:span text:style-name="T9">Understand Yourself</text:span></text:span></text:h>
      <text:p text:style-name="P22">Your interests, abilities, values and personal needs and realities should all be taken into account in any career decision making process. You spend countless hours at work, and it impacts your life in so many ways; it makes sense that you should be fully informed before making such profound decisions.</text:p>
      <text:h text:style-name="P18" text:outline-level="2"><text:span text:style-name="Strong_20_Emphasis"><text:span text:style-name="T9">Understand Your </text:span></text:span><text:span text:style-name="T2">Options</text:span></text:h>
      <text:p text:style-name="P22">Do you know how many different career choices are available to you? Both The Dictionary of Occupational Titles (American) and The National Occupational Classification (Canadian) list well over 20,000 different job titles. So unless you've actively explored a variety of career options, there's a very good chance that there are great possibilities available to you, and you don't even realize they exist.</text:p>
      <text:h text:style-name="P18" text:outline-level="2"><text:span text:style-name="Strong_20_Emphasis"><text:span text:style-name="T9">Connect Your </text:span></text:span><text:span text:style-name="T2">Information</text:span></text:h>
      <text:p text:style-name="Normal_20__28_Web_29_"><text:span text:style-name="T4">Match your understanding of yourself with your understanding of possible career options. Once you have developed a good understanding of yourself, you will be able to combine that self knowledge with your career and </text:span><text:span text:style-name="T4">labour market research to determine potential careers that are a great fit for you.</text:span></text:p>
      <text:h text:style-name="P18" text:outline-level="2"><text:soft-page-break/><text:span text:style-name="Strong_20_Emphasis"><text:span text:style-name="T9">Make it </text:span></text:span><text:span text:style-name="T2">Happen</text:span></text:h>
      <text:p text:style-name="P22">When you've made a well informed decision, then you're ready to make it happen. Making use of good career guidance and resources will help you to acquire the education, skills and experience needed to get the job and learn and implement effective job search strategies.</text:p>
      <text:p text:style-name="Normal_20__28_Web_29_"><text:span text:style-name="T4">Avoid the ‘ready, fire, aim’ approach to making career choices and job searching. Time spent understanding your needs, researching your career options and developing outstanding job search skills, guided by great career resources, is a powerful investment </text:span><text:span text:style-name="T5">in your future</text:span><text:span text:style-name="T4">. </text:span></text:p>
      <text:p text:style-name="P2"/>
      <text:h text:style-name="P15" text:outline-level="1">Career Placement Test Information</text:h>
      <text:p text:style-name="P8"><draw:custom-shape text:anchor-type="as-char" draw:z-index="7" draw:style-name="gr1" draw:text-style-name="P28" svg:width="15.241cm" svg:height="0.054cm"><text:p/><draw:enhanced-geometry svg:viewBox="0 0 21600 21600" draw:type="rectangle" draw:enhanced-path="M 0 0 L 21600 0 21600 21600 0 21600 0 0 Z N"/></draw:custom-shape></text:p>
      <text:p text:style-name="P8">    </text:p>
      <text:p text:style-name="Normal_20__28_Web_29_"><text:span text:style-name="T5">Career Placement Tests - </text:span><text:span text:style-name="T5">‘Tests have one great mission and purpose: To give you ideas you hadn't thought of and </text:span><text:span text:style-name="T4">suggestions</text:span><text:span text:style-name="T5"> worth following up ... But if you ask them to do more than that, you're asking too much.’ Richard Nelson Bolles</text:span><text:span text:style-name="T4"> </text:span></text:p>
      <text:p text:style-name="P8"/>
      <text:p text:style-name="Normal_20__28_Web_29_"><text:span text:style-name="T4">A career placement test can provide valuable information when you are thinking about making a career change. If you're expecting an easy answer to questions about your next career move, a career test alone won't give you that. It can, however, provide some valuable insight and inspiration that can point you in the right direction. <text:s text:c="2"/></text:span></text:p>
      <text:p text:style-name="P22">There are many kinds of career tests out there, so it's important to find the right kind of test for your needs. </text:p>
      <text:h text:style-name="P19" text:outline-level="2">Aptitude Tests</text:h>
      <text:p text:style-name="Normal_20__28_Web_29_"><text:span text:style-name="Strong_20_Emphasis"><text:span text:style-name="T4">What an aptitude test can do:</text:span></text:span></text:p>
      <text:p text:style-name="P22">A career aptitude test measures your capacity to learn a variety of different skills. This kind of career placement test may assess everything from your capacity to learn math, to your fine motor skills, to your spatial perception. </text:p>
      <text:p text:style-name="Normal_20__28_Web_29_"><text:span text:style-name="Strong_20_Emphasis"><text:span text:style-name="T4">What an aptitude test cannot do:</text:span></text:span></text:p>
      <text:p text:style-name="P22">A career aptitude test does not depend on things you have already learned in the past. That means that even if you have not studied math in years, a good aptitude test will assess whether you could easily learn math now or in the future. </text:p>
      <text:p text:style-name="Normal_20__28_Web_29_"><text:span text:style-name="T4">An aptitude test </text:span><text:span text:style-name="T6">does not measure your interests</text:span><text:span text:style-name="T4">. So, while the test may show that it would be very easy for you to learn math, you may hate math. Your dislike of math will not be shown in an aptitude test. </text:span></text:p>
      <text:p text:style-name="Normal_20__28_Web_29_"><text:span text:style-name="Strong_20_Emphasis"><text:span text:style-name="T4">Example of an aptitude test:</text:span></text:span><text:span text:style-name="Strong_20_Emphasis"><text:span text:style-name="T4"> </text:span></text:span></text:p>
      <text:p text:style-name="P22"><text:soft-page-break/>General Aptitude Test Battery (GATB - pronounced gat-be) </text:p>
      <text:p text:style-name="P8"><draw:custom-shape text:anchor-type="as-char" draw:z-index="6" draw:style-name="gr1" draw:text-style-name="P28" svg:width="0.152cm" svg:height="0.054cm"><text:p/><draw:enhanced-geometry svg:viewBox="0 0 21600 21600" draw:type="rectangle" draw:enhanced-path="M 0 0 L 21600 0 21600 21600 0 21600 0 0 Z N"/></draw:custom-shape></text:p>
      <text:h text:style-name="P19" text:outline-level="2">Career Interest Inventories</text:h>
      <text:p text:style-name="Normal_20__28_Web_29_"><text:span text:style-name="Strong_20_Emphasis"><text:span text:style-name="T4">What a career interest inventory can do:</text:span></text:span><text:span text:style-name="Strong_20_Emphasis"><text:span text:style-name="T4"> </text:span></text:span></text:p>
      <text:p text:style-name="Normal_20__28_Web_29_"><text:span text:style-name="T4">A career interest inventory will show how your interests compare to the interests of people different types of jobs. </text:span><text:span text:style-name="T4"><text:s/></text:span></text:p>
      <text:p text:style-name="P22">Your interests are compared with the interests of thousands of individuals who work in a wide variety of fields. </text:p>
      <text:p text:style-name="P22">The career interest inventory will then indicate the jobs in which your interests match closely with the interests of people who are already happily working in those fields. </text:p>
      <text:p text:style-name="Normal_20__28_Web_29_"><text:span text:style-name="Strong_20_Emphasis"><text:span text:style-name="T4">What an interest inventory cannot do:</text:span></text:span></text:p>
      <text:p text:style-name="P22">This type of career placement test does not measure your skills and aptitudes. So, while an interest inventory can show that there's a high likelihood that you would enjoy a certain profession, it cannot predict whether you would easily learn the skills needed to do a particular type of job. </text:p>
      <text:p text:style-name="Normal_20__28_Web_29_"><text:span text:style-name="Strong_20_Emphasis"><text:span text:style-name="T4">Example of an interest inventory:</text:span></text:span></text:p>
      <text:p text:style-name="P22">Strong Interest Inventory (SII) </text:p>
      <text:p text:style-name="P8"><draw:custom-shape text:anchor-type="as-char" draw:z-index="5" draw:style-name="gr1" draw:text-style-name="P28" svg:width="0.152cm" svg:height="0.054cm"><text:p/><draw:enhanced-geometry svg:viewBox="0 0 21600 21600" draw:type="rectangle" draw:enhanced-path="M 0 0 L 21600 0 21600 21600 0 21600 0 0 Z N"/></draw:custom-shape></text:p>
      <text:h text:style-name="P20" text:outline-level="2"><text:bookmark-start text:name="Test"/>Career Personality Tests</text:h>
      <text:p text:style-name="Normal_20__28_Web_29_"><text:bookmark-end text:name="Test"/><text:span text:style-name="Strong_20_Emphasis"><text:span text:style-name="T4">What a career personality test can do:</text:span></text:span></text:p>
      <text:p text:style-name="P22">A career personality test can provide you with insight into your personality. </text:p>
      <text:p text:style-name="Normal_20__28_Web_29_"><text:span text:style-name="Strong_20_Emphasis"><text:span text:style-name="T4">What is the difference between an interest inventory and a personality test?</text:span></text:span></text:p>
      <text:p text:style-name="P22">Typically, career personality tests primarily focus on helping you to develop a deeper understanding of your personality. They often note careers that tend to be a good fit for people who fall within each personality type, but that is usually not their main focus. </text:p>
      <text:p text:style-name="P22">On the other hand, a career interest inventory typically has a stronger focus toward matching you with potential careers that fit with your interests. Although they provide some insight into your personality, this is not the main focus of most interest inventories.</text:p>
      <text:p text:style-name="Normal_20__28_Web_29_"><text:span text:style-name="Strong_20_Emphasis"><text:span text:style-name="T4">What a career personality test cannot do:</text:span></text:span><text:span text:style-name="Strong_20_Emphasis"><text:span text:style-name="T4"> </text:span></text:span></text:p>
      <text:p text:style-name="P22">A personality test does not predict whether you have the ability to easily learn the skills required to do a specific type of job. </text:p>
      <text:p text:style-name="Normal_20__28_Web_29_"><text:span text:style-name="Strong_20_Emphasis"><text:span text:style-name="T4">Example of a career personality test:</text:span></text:span></text:p>
      <text:p text:style-name="P22"><text:soft-page-break/>Myers-Briggs Type Indicator (MBTI) </text:p>
      <text:p text:style-name="P8"><draw:custom-shape text:anchor-type="as-char" draw:z-index="4" draw:style-name="gr1" draw:text-style-name="P28" svg:width="0.152cm" svg:height="0.054cm"><text:p/><draw:enhanced-geometry svg:viewBox="0 0 21600 21600" draw:type="rectangle" draw:enhanced-path="M 0 0 L 21600 0 21600 21600 0 21600 0 0 Z N"/></draw:custom-shape></text:p>
      <text:h text:style-name="P19" text:outline-level="2">Work Values Inventories</text:h>
      <text:p text:style-name="Normal_20__28_Web_29_"><text:span text:style-name="Strong_20_Emphasis"><text:span text:style-name="T4">What work values inventories can do:</text:span></text:span><text:span text:style-name="Strong_20_Emphasis"><text:span text:style-name="T4"> </text:span></text:span></text:p>
      <text:p text:style-name="P22">This type of career placement test can help you to think through your work values or preferences. </text:p>
      <text:p text:style-name="P22">For example, a work values inventory may ask you to rank the importance of things like earning a high salary, engaging in social interaction, contributing to society or gaining status through your job. </text:p>
      <text:p text:style-name="Normal_20__28_Web_29_"><text:span text:style-name="Strong_20_Emphasis"><text:span text:style-name="T4">What work values inventories cannot do:</text:span></text:span><text:span text:style-name="Strong_20_Emphasis"><text:span text:style-name="T4"> </text:span></text:span></text:p>
      <text:p text:style-name="P22">A work values inventory does not assess whether you have the ability to easily learn the skills required to do a specific type of job. </text:p>
      <text:p text:style-name="P22">A work values inventory does not match your personality or interests to specific jobs. </text:p>
      <text:p text:style-name="Normal_20__28_Web_29_"><text:span text:style-name="Strong_20_Emphasis"><text:span text:style-name="T4">Example of a work values inventory:</text:span></text:span></text:p>
      <text:p text:style-name="P22">Super's Work Values Inventory </text:p>
      <text:p text:style-name="P8"><draw:custom-shape text:anchor-type="as-char" draw:z-index="3" draw:style-name="gr1" draw:text-style-name="P28" svg:width="0.152cm" svg:height="0.054cm"><text:p/><draw:enhanced-geometry svg:viewBox="0 0 21600 21600" draw:type="rectangle" draw:enhanced-path="M 0 0 L 21600 0 21600 21600 0 21600 0 0 Z N"/></draw:custom-shape></text:p>
      <text:h text:style-name="P19" text:outline-level="2">Skills Assessments</text:h>
      <text:p text:style-name="Normal_20__28_Web_29_"><text:span text:style-name="Strong_20_Emphasis"><text:span text:style-name="T4">What skills assessments can do:</text:span></text:span></text:p>
      <text:p text:style-name="P22">Normally completing a skills assessment involves brainstorming alone or with a professional to list all of the skills you could bring to a job. </text:p>
      <text:p text:style-name="P22">Skills assessments help you to understand the skills you already possess as a result of all of the training and professional and personal experience you have.</text:p>
      <text:p text:style-name="P22">Skills assessments can help you to see how your skill set may fit with jobs other than the type of work you have done in the past. </text:p>
      <text:p text:style-name="Normal_20__28_Web_29_"><text:span text:style-name="Strong_20_Emphasis"><text:span text:style-name="T4">What skills assessments cannot do:</text:span></text:span></text:p>
      <text:p text:style-name="P22">Skills assessments do not indicate skills that you have never developed, but that you have the potential to learn easily. </text:p>
      <text:p text:style-name="P22">They also do not predict whether you would enjoy using a particular skill (we all have things we're good at that we don't enjoy doing).</text:p>
      <text:p text:style-name="Normal_20__28_Web_29_"><text:span text:style-name="Strong_20_Emphasis"><text:span text:style-name="T4">Example of a skills assessment</text:span></text:span></text:p>
      <text:p text:style-name="Normal_20__28_Web_29_"><text:span text:style-name="T4">You may hear people refer to a transferable skills assessment (TSA). Unlike aptitude or personality tests, a transferable skills asse</text:span><text:span text:style-name="T4">ssment is not a scientifically developed career </text:span><text:soft-page-break/><text:span text:style-name="T4">placement test, but it can be an extremely valuable tool to help you to understand what you already have to offer employers. </text:span></text:p>
      <text:p text:style-name="Standard"><text:span text:style-name="Strong_20_Emphasis"><text:span text:style-name="T4">Keep reading for more career placement test information:</text:span></text:span></text:p>
      <text:p text:style-name="P5">Career Personality Test Information</text:p>
      <text:p text:style-name="P3">Taking a career personality test is one effective way to help ensure you make the best career choice for your personality type.</text:p>
      <text:p text:style-name="P5">Take a Career Aptitude Test</text:p>
      <text:p text:style-name="P3">Have you wondered if it would be helpful to take a career aptitude test? Discover what to expect if you decide to take a career aptitude test. </text:p>
      <text:p text:style-name="Standard"><text:span text:style-name="T7">General Aptitude Test Battery</text:span><text:span text:style-name="T4"><text:line-break/>The General Aptitude Test Battery, also known as the GATB, measures nine different aptitudes and can be used to help assess the likelihood that you will be successful in specific careers or training programs. Learn more about the General Aptitude Test Battery (GATB). </text:span></text:p>
      <text:p text:style-name="P5">Strong Interest Inventory </text:p>
      <text:p text:style-name="P3">The Strong Interest Inventory (sometimes referred to as the Strong or the SII) is a well researched and extensively validated career placement test which can help you determine jobs that are likely to be a good fit with your interests.</text:p>
      <text:p text:style-name="P5">Myers-Briggs Type Indicator</text:p>
      <text:p text:style-name="P3">The Myers Briggs personality test (formally known as the Myers Briggs Type Indicator or MBTI for short) is a personality assessment which aims to give you insight into how you perceive the world and make decisions. It can help you determine careers that are a good match with your personal preferences. </text:p>
      <text:p text:style-name="P5">Transferable Skills Increase Your Job Options</text:p>
      <text:p text:style-name="Standard"><text:span text:style-name="T4">Transferable skills are the skills you develop through any activity. By assessing your transferable skills you can focus on the skills you have to offer employers in a </text:span><text:span text:style-name="T4">variety of industries, instead of just focusing on a narrow job title. </text:span></text:p>
      <text:p text:style-name="P5">Transferable Skills Sets</text:p>
      <text:p text:style-name="P3">Use this transferable skills worksheet to brainstorm your own transferable skills and broaden your career options.</text:p>
      <text:p text:style-name="Standard"><text:span text:style-name="T7">Career Decision Test - </text:span><text:span text:style-name="T7">Decisional Balance</text:span></text:p>
      <text:p text:style-name="P3">Are you trying to make a career decision and feeling stuck? Try this career decision test. If you're the kind of person who likes to make pro and con lists as a way of making decisions, you'll like using this decisional balance worksheet. </text:p>
      <text:p text:style-name="P5">Decision Making Confidence with Choose It!</text:p>
      <text:p text:style-name="P3">Decision making confidence and smart planning will help you gain enormous control over your future. Choose It! is free decision making software that can help you assess different options.</text:p>
      <text:p text:style-name="P3"/>
      <text:h text:style-name="P15" text:outline-level="1">Career Education</text:h>
      <text:p text:style-name="P8"><draw:custom-shape text:anchor-type="as-char" draw:z-index="2" draw:style-name="gr1" draw:text-style-name="P28" svg:width="15.241cm" svg:height="0.054cm"><text:p/><draw:enhanced-geometry svg:viewBox="0 0 21600 21600" draw:type="rectangle" draw:enhanced-path="M 0 0 L 21600 0 21600 21600 0 21600 0 0 Z N"/></draw:custom-shape></text:p>
      <text:p text:style-name="Standard"><text:span text:style-name="T4">Investing in your career education can mean more career options and often more income. However, not all </text:span><text:span text:style-name="T3">programs</text:span><text:span text:style-name="T4"> are created equal, and not all education will lead to a brighter future.</text:span></text:p>
      <text:p text:style-name="P3"/>
      <text:p text:style-name="Standard"><text:span text:style-name="T5">If you're considering</text:span><text:span text:style-name="T4"> a return to school, it will be important to be smart about the schools you choose as well as the programs you choose. There are plenty of things to think about when making decisions about your education. </text:span></text:p>
      <text:p text:style-name="P3"/>
      <text:p text:style-name="P3">What is the best school for your needs?</text:p>
      <text:p text:style-name="P3">What is the best learning environment for your learning style? </text:p>
      <text:p text:style-name="P3">What is the best school in your chosen field? </text:p>
      <text:p text:style-name="Standard"><text:span text:style-name="T4">How do employers view the school and/or </text:span><text:span text:style-name="il_5f_ad1"><text:span text:style-name="T4">program</text:span></text:span><text:span text:style-name="T4"> you are considering? </text:span></text:p>
      <text:p text:style-name="P3">What program or major best fits your expectations, abilities, interests as well as the labor market conditions in your area? </text:p>
      <text:p text:style-name="P3"><text:soft-page-break/>Where can you get unbiased information about the schools and programs you are considering?</text:p>
      <text:p text:style-name="P3">How can you be smart about evaluating the information that is given to you? </text:p>
      <text:p text:style-name="P3">How can you turn your education into an actual career?</text:p>
      <text:p text:style-name="P3"/>
      <text:p text:style-name="P3">Over the next several weeks I'll be adding several articles that will guide you in making smart decisions about your education and help you to answer these questions about career planning and education. </text:p>
      <text:p text:style-name="P3"/>
      <text:p text:style-name="P3">Choosing a College</text:p>
      <text:p text:style-name="P3">Choosing a college is a big decision. These tips will help you make a smart decision about choosing the right college.</text:p>
      <text:p text:style-name="P3">Student Job Search</text:p>
      <text:p text:style-name="Standard"><text:span text:style-name="il_5f_ad1"><text:span text:style-name="T4">Student job</text:span></text:span><text:span text:style-name="T4"> search tips for college students launching their careers and seeking entry level jobs</text:span></text:p>
      <text:h text:style-name="P15" text:outline-level="1">Choosing a College</text:h>
      <text:p text:style-name="P8"><draw:custom-shape text:anchor-type="as-char" draw:z-index="1" draw:style-name="gr1" draw:text-style-name="P28" svg:width="15.241cm" svg:height="0.054cm"><text:p/><draw:enhanced-geometry svg:viewBox="0 0 21600 21600" draw:type="rectangle" draw:enhanced-path="M 0 0 L 21600 0 21600 21600 0 21600 0 0 Z N"/></draw:custom-shape></text:p>
      <text:p text:style-name="Standard"><text:span text:style-name="T4">Choosing a </text:span><text:span text:style-name="il_5f_ad1"><text:span text:style-name="T4">college</text:span></text:span><text:span text:style-name="T4"> is a big decision. The choice you make can have a huge impact on your school experience, your learning opportunities and your </text:span><text:span text:style-name="il_5f_ad1"><text:span text:style-name="T4">employment opportunities</text:span></text:span><text:span text:style-name="T4"> when you graduate. Below are 8 things this to consider to help you choose the right college.</text:span></text:p>
      <text:p text:style-name="Standard"><text:span text:style-name="Strong_20_Emphasis"><text:span text:style-name="T4"/></text:span></text:p>
      <text:p text:style-name="P9"><text:span text:style-name="Strong_20_Emphasis"><text:span text:style-name="T4">Talk to </text:span></text:span><text:span text:style-name="il_5f_ad2"><text:span text:style-name="T8">Program</text:span></text:span><text:span text:style-name="Strong_20_Emphasis"><text:span text:style-name="T4"> Coordinators, but Be Sceptical</text:span></text:span><text:span text:style-name="T4"> </text:span></text:p>
      <text:p text:style-name="P9"><text:span text:style-name="T4">If you know which </text:span><text:span text:style-name="T4">program is of interest to you, make a point of talking with the program coordinator for that program; it's a great way to get detailed information about a specific school. Ideally, you'd set up a face to face meeting with the program coordinator, but if you can only realistically arrange for a phone conversation, that's fine too. </text:span></text:p>
      <text:p text:style-name="P9"><text:span text:style-name="T4">Be sure to avoid contacting the program coordinator during busy times during the school year, that way he or she will be more open to speaking with you, and prepare a list of several well thought out questions. Do your research first; avoid asking questions that could be answered by visiting the school's website. Questions like, </text:span><text:span text:style-name="T4">‘What do students in your program do after </text:span><text:span text:style-name="il_5f_ad1"><text:span text:style-name="T4">graduation</text:span></text:span><text:span text:style-name="T4">?’ or ‘What can I do now to prepare myself for success in this program?’ can provide you with good information. </text:span></text:p>
      <text:p text:style-name="P9"><text:span text:style-name="T4">Do be </text:span><text:span text:style-name="T4">sceptical if you speak with program coordinators before choosing a college. They are typically biased about their </text:span><text:span text:style-name="il_5f_ad1"><text:span text:style-name="T4">programs</text:span></text:span><text:span text:style-name="T4"> in terms of the way their graduates are viewed by employers. So, gather as much information you can from these individuals, but don't rely on them as your only source of information when choosing a college. </text:span></text:p>
      <text:p text:style-name="P9"><text:span text:style-name="Strong_20_Emphasis"><text:span text:style-name="T4">Talk to Employers in Your Chosen Field</text:span></text:span><text:span text:style-name="T4"> </text:span></text:p>
      <text:p text:style-name="P9"><text:span text:style-name="T4">Do some informational interviews with people who work in your chosen field. Find out how they perceive different college programs. In some fields it really matters where you went to school, in others it's not as important. An informational </text:span><text:span text:style-name="il_5f_ad1"><text:span text:style-name="T4">interview</text:span></text:span><text:span text:style-name="T4"> is an excellent way to get good, fairly unbiased information about what employers are looking for in new staff, including the educational background they prefer. </text:span></text:p>
      <text:p text:style-name="P10">While you will need to put aside any shyness to set up these interviews, the information you can gather from them is so valuable, it's well worth stepping outside of your comfort zone to interview a few employers in your chosen field before choosing a college.</text:p>
      <text:p text:style-name="P9"><text:span text:style-name="Strong_20_Emphasis"><text:span text:style-name="T4">Ask the School to Prove Their Brags</text:span></text:span></text:p>
      <text:p text:style-name="P9"><text:span text:style-name="T4">Try to find out about the school's graduate </text:span><text:span text:style-name="il_5f_ad1"><text:span text:style-name="T4">employment</text:span></text:span><text:span text:style-name="T4"> rates before choosing a college so you'll have a good indication of where students go, and how many are hired after graduation. Regulations vary from country to country, but many schools are required to provide the public with statistics about the employment rates for recent graduates. These stats may be available on the </text:span><text:soft-page-break/><text:span text:style-name="T4">school's website. They are not always easy to find on college websites; try searching the school's site using the search terms ‘graduate statistics’, ‘grad stats’, ‘key performance indicators’ or ‘kpi’. </text:span></text:p>
      <text:p text:style-name="P10">If you don't have any luck finding a school's grad stats online, contact the school and ask if they can provide you with that information (this can be a good question for the program coordinator if you're speaking with him or her). Again, regulations vary from country to country, so depending on where you are going to college, this information may or may not be available. </text:p>
      <text:p text:style-name="P9"><text:span text:style-name="Strong_20_Emphasis"><text:span text:style-name="T4">Review Graduation Rates for Your Chosen Program</text:span></text:span><text:span text:style-name="T4"> </text:span></text:p>
      <text:p text:style-name="P9"><text:span text:style-name="T4">Like employment rates, many schools (depending on your location) are also required to provide information about graduation rates. These </text:span><text:span text:style-name="T4">statistics will show you the number of students who graduated from a specific program compared with the number of students who started in the program. </text:span></text:p>
      <text:p text:style-name="P9"><text:span text:style-name="T4">This information will help you to assess the level of difficulty of the program. If you have any concerns about the graduation rate (i.e. if it is quite low), speak to the program coordinator to determine why that is the case. You may, for example, discover that there are one or two particularly difficult </text:span><text:span text:style-name="il_5f_ad1"><text:span text:style-name="T4">courses</text:span></text:span><text:span text:style-name="T4"> in the program. If that's the case, you'll be able to assess whether you think you'll be able to pass those courses and put supports in place (such as a study group, </text:span><text:span text:style-name="il_5f_ad1"><text:span text:style-name="T4">a tutor</text:span></text:span><text:span text:style-name="T4"> or a lighter course load the semester you take the course) before you start those courses. </text:span></text:p>
      <text:p text:style-name="P9"><text:span text:style-name="Strong_20_Emphasis"><text:span text:style-name="T4">Consider Any Specific Needs You May Have</text:span></text:span><text:span text:style-name="T4"> </text:span></text:p>
      <text:p text:style-name="P9"><text:span text:style-name="T4">If there are specific needs you have, determine how the school will meet those needs. If you need to attend a school that is </text:span><text:span text:style-name="il_5f_ad1"><text:span text:style-name="T4">close to home</text:span></text:span><text:span text:style-name="T4">, keep location in mind when choosing a college. If you have a </text:span><text:span text:style-name="il_5f_ad1"><text:span text:style-name="T4">learning disability</text:span></text:span><text:span text:style-name="T4">, determine what supports the school has in place to help you address your learning needs. If you have a physical disability, determine how the school meets needs related to accessibility and how the school will support you with arranging any necessary in class accommodations. </text:span></text:p>
      <text:p text:style-name="P9"><text:span text:style-name="Strong_20_Emphasis"><text:span text:style-name="T4">Visit Your Top Schools</text:span></text:span><text:span text:style-name="T4"> </text:span></text:p>
      <text:p text:style-name="P9"><text:span text:style-name="T4">Be sure to visit your top two or three options. On a campus visit, you'll gather a huge amount of information that you couldn't gather from a brochure or a website. Nothing replaces an in-person visit to the schools you are considering, and </text:span><text:span text:style-name="T4">its well worth the time required to visit the schools that are at the top of your list.</text:span></text:p>
      <text:p text:style-name="P9"><text:span text:style-name="Strong_20_Emphasis"><text:span text:style-name="T4">Investigate Costs</text:span></text:span><text:span text:style-name="T4"> </text:span></text:p>
      <text:p text:style-name="P10">Consider all of the costs associated with a specific college and the program that is of interest to you. Tuition is not the only cost factor to consider. There's also the potential cost of room and board, books, required equipment, parking or other transportation costs, specific student fees etc. All of these expenses add up quickly and can quickly surpass your tuition fees. So, when you consider the financial issues around choosing a college, be sure to consider all of the costs you are likely to encounter. </text:p>
      <text:p text:style-name="P9"><text:span text:style-name="Strong_20_Emphasis"><text:span text:style-name="T4">Look at Acceptance Rates</text:span></text:span><text:span text:style-name="T4"> </text:span></text:p>
      <text:p text:style-name="P10">Is the program over-subscribed every year? In that case, simply meeting the basic requirements won't be enough to be accepted to the program. On the other hand, if the program does not fill up each year, you'll likely have a good chance of getting in as long as you meet all of the basic acceptance criteria. </text:p>
      <text:p text:style-name="P3"/>
      <text:p text:style-name="Standard"><text:span text:style-name="T4">Consider how competitive it </text:span><text:span text:style-name="T4">is to get into the school of your choice, but don't eliminate a school you like simply because it's a bit of a stretch to get into their program. Be sure to apply to some schools that will likely accept you and that you'd like to attend, but also stretch yourself a bit and apply to schools you like that are a bit more competitive.</text:span></text:p>
      <text:h text:style-name="P15" text:outline-level="1">Student Job Search</text:h>
      <text:p text:style-name="P8"><text:soft-page-break/><draw:custom-shape text:anchor-type="as-char" draw:z-index="0" draw:style-name="gr1" draw:text-style-name="P28" svg:width="15.241cm" svg:height="0.054cm"><text:p/><draw:enhanced-geometry svg:viewBox="0 0 21600 21600" draw:type="rectangle" draw:enhanced-path="M 0 0 L 21600 0 21600 21600 0 21600 0 0 Z N"/></draw:custom-shape></text:p>
      <text:p text:style-name="P7"><text:span text:style-name="T5">‘</text:span><text:span text:style-name="T5">Let the beauty we love be what we do.’ Rumi </text:span></text:p>
      <text:p text:style-name="Normal_20__28_Web_29_"><text:span text:style-name="T4">In an ideal situation, your student </text:span><text:span text:style-name="il_5f_ad1"><text:span text:style-name="T4">job search</text:span></text:span><text:span text:style-name="T4"> will begin before entering the college of your choice, or at least early in your college career. When conducting a job search there are some factors that students should bear in mind:</text:span></text:p>
      <text:p text:style-name="P22"/>
      <text:p text:style-name="Normal_20__28_Web_29_"><text:span text:style-name="Strong_20_Emphasis"><text:span text:style-name="T4">Start Career Planning Early</text:span></text:span><text:span text:style-name="T4"> </text:span></text:p>
      <text:p text:style-name="P22">Don't wait until the end of your senior year to consider job options and begin your job search. In your first years of college, you can prepare yourself for a successful job search by: </text:p>
      <text:p text:style-name="Normal_20__28_Web_29_"><text:span text:style-name="T3">Visiting the career </text:span><text:span text:style-name="T3">centre on campus, speaking with the staff there and getting career planning tips.</text:span></text:p>
      <text:list xml:id="list29562862" text:style-name="WW8Num4">
        <text:list-item>
          <text:p text:style-name="P11">Attending campus job fairs and speaking with employers to get a sense of the labor market and employers' expectations in your chosen field. </text:p>
        </text:list-item>
        <text:list-item>
          <text:p text:style-name="P12">Exploring a variety of industries to determine areas and industries that interest you.</text:p>
        </text:list-item>
      </text:list>
      <text:p text:style-name="Standard"><text:span text:style-name="Strong_20_Emphasis"><text:span text:style-name="T4">Build Experience and Skills</text:span></text:span><text:span text:style-name="T4"> </text:span></text:p>
      <text:p text:style-name="P4"/>
      <text:p text:style-name="P1"><text:span text:style-name="T5">‘</text:span><text:span text:style-name="T5">Let the beauty we love be what we do.’ Rumi </text:span></text:p>
      <text:p text:style-name="P4"/>
      <text:p text:style-name="Normal_20__28_Web_29_"><text:span text:style-name="T4">Don't let a lack of practical experience limit your career when you graduate; there are plenty of effective ways to get relevant, practical work related experience. You can easily attain practical work experience in your field through </text:span><text:span text:style-name="T4">volunteer work, internships and summer jobs. </text:span></text:p>
      <text:p text:style-name="Normal_20__28_Web_29_"><text:span text:style-name="Strong_20_Emphasis"><text:span text:style-name="T4">Plan to Stand Out From the Crowd</text:span></text:span><text:span text:style-name="T4"> </text:span></text:p>
      <text:p text:style-name="P13"><text:span text:style-name="T4">Particularly in a tough </text:span><text:span text:style-name="T4">labour market, fitting in and being very good isn't always good enough, you need to plan to be remarkable. Most job seekers are content with very good, so it's actually not that difficult to be remarkable in your job search. Take those few extra steps that your competition disregards, and you'll easily stand out from the crowd. </text:span></text:p>
      <text:p text:style-name="P13"><text:span text:style-name="T4">Visit your college </text:span><text:span text:style-name="T3">placement office</text:span><text:span text:style-name="T4"> for advice</text:span></text:p>
      <text:p text:style-name="Standard"><text:span text:style-name="T4">Visit your alumni office, some </text:span><text:span text:style-name="T3">colleges</text:span><text:span text:style-name="T4"> offer good </text:span><text:span text:style-name="T3">networking</text:span><text:span text:style-name="T4"> and mentoring opportunities between students and alumni</text:span></text:p>
      <text:p text:style-name="P14">Employ smart job search strategies such as conducting informational interviews and accessing the hidden job market.</text:p>
      <text:p text:style-name="Normal_20__28_Web_29_"><text:span text:style-name="T5">Remember, careers aren't</text:span><text:span text:style-name="T4"> built overnight, and a student job search should not begin just weeks before graduation. With a little bit of planning and a willingness to go the extra mile, you will stand out from the crowd when you're ready to launch your care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Black" svg:font-family="'Arial Black'"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7" draw:display-name="Gradient 7" draw:style="linear" draw:start-color="#aaaaaa" draw:end-color="#99cc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ZA"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94cm" fo:margin-bottom="0.494cm"/>
      <style:text-properties fo:color="#99cc33"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Parahead" style:family="paragraph" style:parent-style-name="Standard">
      <style:paragraph-properties fo:margin-top="0.397cm" fo:margin-bottom="0.265cm" fo:text-align="center" style:justify-single-word="false"/>
      <style:text-properties fo:font-variant="small-caps" fo:letter-spacing="0.056cm" fo:font-style="italic" fo:font-weight="bold" style:font-style-asian="italic" style:font-weight-asian="bold"/>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ocheading" style:family="paragraph" style:parent-style-name="Message_20_Header">
      <style:paragraph-properties fo:margin-top="0.397cm" fo:margin-bottom="0.265cm" fo:text-align="center" style:justify-single-word="false"/>
      <style:text-properties fo:color="#000000" fo:font-size="16pt" style:letter-kerning="true" style:font-size-asian="16pt" style:font-size-complex="16pt"/>
    </style:style>
    <style:style style:name="WW8Num1z0" style:family="text">
      <style:text-properties fo:font-weight="bold" style:font-weight-asian="bold"/>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fo:font-weight="bold" style:font-weight-asian="bold"/>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St1z0" style:family="text">
      <style:text-properties style:font-name="Symbol" fo:font-size="10pt" style:font-size-asian="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99" style:font-name="Arial" fo:font-size="12pt" style:text-underline-style="solid" style:text-underline-width="auto" style:text-underline-color="font-color" style:font-size-asian="12pt" style:font-name-complex="Arial" style:font-size-complex="12pt"/>
    </style:style>
    <style:style style:name="il_5f_ad1" style:display-name="il_ad1" style:family="text" style:parent-style-name="Default_20_Paragraph_20_Font"/>
    <style:style style:name="il_5f_ad2" style:display-name="il_ad2"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4.022cm" fo:text-indent="-0.635cm" fo:margin-left="4.022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9.102cm" fo:text-indent="-0.635cm" fo:margin-left="9.10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10.372cm" fo:text-indent="-0.635cm" fo:margin-left="10.372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1.642cm" fo:text-indent="-0.635cm" fo:margin-left="11.642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2.912cm"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3cm" fo:margin-left="3.17cm" fo:margin-right="3.1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areer Choices</dc:title>
    <meta:initial-creator>Business 2</meta:initial-creator>
    <meta:creation-date>2010-11-23T12:20:00</meta:creation-date>
    <dc:creator>MikeC</dc:creator>
    <dc:date>2011-02-01T09:42:00</dc:date>
    <meta:editing-cycles>6</meta:editing-cycles>
    <meta:editing-duration>PT00H21M00S</meta:editing-duration>
    <meta:document-statistic meta:table-count="0" meta:image-count="0" meta:object-count="0" meta:page-count="10" meta:paragraph-count="151" meta:word-count="3379" meta:character-count="20096"/>
    <meta:generator>OpenOffice.org/3.2$Win32 OpenOffice.org_project/320m18$Build-9502</meta:generator>
  </office:meta>
</office:document-meta>
</file>